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4.4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start" fo:margin-left="0cm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text-outline="false" style:text-line-through-style="none" style:font-name="Calibri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start" fo:margin-left="0cm"/>
      <style:text-properties fo:color="#ffff00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02cm solid #000000" style:rotation-align="none"/>
    </style:style>
    <style:style style:name="ce24" style:family="table-cell" style:parent-style-name="Default">
      <style:table-cell-properties style:diagonal-bl-tr="none" style:diagonal-tl-br="none" fo:border="0.002cm solid #000000" style:rotation-align="none"/>
    </style:style>
    <style:style style:name="ce25" style:family="table-cell" style:parent-style-name="Default">
      <style:table-cell-properties fo:background-color="#ffff00" style:diagonal-bl-tr="none" style:diagonal-tl-br="none" fo:border="0.002cm solid #000000" style:rotation-align="none"/>
    </style:style>
    <style:style style:name="ce26" style:family="table-cell" style:parent-style-name="Default">
      <style:table-cell-properties fo:background-color="#81d41a" style:diagonal-bl-tr="none" style:diagonal-tl-br="none" fo:border="0.002cm solid #000000" style:rotation-align="none"/>
    </style:style>
    <style:style style:name="ce3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fo:background-color="#eeeeee" style:diagonal-bl-tr="none" style:diagonal-tl-br="none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36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0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start" fo:margin-left="0cm"/>
      <style:text-properties fo:color="#ffff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T1" style:family="text">
      <style:text-properties style:text-outline="false" style:text-line-through-styl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cklog" table:style-name="ta1" table:print="false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6"/>
        <table:table-row table:style-name="ro1">
          <table:table-cell table:style-name="ce15" office:value-type="string" calcext:value-type="string">
            <text:p>#</text:p>
          </table:table-cell>
          <table:table-cell table:style-name="ce1" office:value-type="string" calcext:value-type="string">
            <text:p>Funcionalidad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Impacto</text:p>
          </table:table-cell>
          <table:table-cell table:style-name="ce5" office:value-type="string" calcext:value-type="string">
            <text:p>Estimación (hrs.)</text:p>
          </table:table-cell>
          <table:table-cell table:style-name="ce5" office:value-type="string" calcext:value-type="string">
            <text:p>Responsable</text:p>
          </table:table-cell>
          <table:table-cell table:style-name="ce5" office:value-type="string" calcext:value-type="string">
            <text:p>Estatus</text:p>
          </table:table-cell>
          <table:table-cell table:style-name="ce5" office:value-type="string" calcext:value-type="string">
            <text:p>Petición</text:p>
          </table:table-cell>
          <table:table-cell table:style-name="ce4" table:number-columns-repeated="1016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7" office:value-type="string" calcext:value-type="string">
            <text:p>5.1 Autorización automática por montos</text:p>
          </table:table-cell>
          <table:table-cell table:style-name="ce7" office:value-type="string" calcext:value-type="string">
            <text:p>Realizar pruebas de autorizaciones automáticas por montos</text:p>
          </table:table-cell>
          <table:table-cell table:style-name="ce7" office:value-type="string" calcext:value-type="string">
            <text:p>Inmediato en la operación de la app.</text:p>
          </table:table-cell>
          <table:table-cell table:style-name="ce34"/>
          <table:table-cell table:style-name="ce36"/>
          <table:table-cell table:style-name="ce13" office:value-type="string" calcext:value-type="string">
            <text:p>Pospuesto</text:p>
          </table:table-cell>
          <table:table-cell table:style-name="ce7" office:value-type="string" calcext:value-type="string">
            <text:p>Solicitud Original</text:p>
          </table:table-cell>
          <table:table-cell table:number-columns-repeated="1016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1">5.1 </text:span>Autorización Automática x montos</text:p>
          </table:table-cell>
          <table:table-cell table:style-name="ce7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7" office:value-type="string" calcext:value-type="string">
            <text:p>Inmediato en la operación de la app.</text:p>
          </table:table-cell>
          <table:table-cell table:style-name="ce35"/>
          <table:table-cell table:style-name="ce36"/>
          <table:table-cell table:style-name="ce13" office:value-type="string" calcext:value-type="string">
            <text:p>Pospuesto</text:p>
          </table:table-cell>
          <table:table-cell table:style-name="ce7" office:value-type="string" calcext:value-type="string">
            <text:p>Solicitud Original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ntalla de Consulta para Autorizantes</text:p>
          </table:table-cell>
          <table:table-cell office:value-type="string" calcext:value-type="string">
            <text:p>Los Autorizantes podrán acceder a consulta de Autorizaciones independiente de Mis Autorizaciones</text:p>
          </table:table-cell>
          <table:table-cell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icitud Rechazada</text:p>
          </table:table-cell>
          <table:table-cell office:value-type="string" calcext:value-type="string">
            <text:p>El Solicitante podrá borrar/cancelar Concepto Rechazado</text:p>
          </table:table-cell>
          <table:table-cell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7" office:value-type="string" calcext:value-type="string">
            <text:p>Informativo para usuario</text:p>
          </table:table-cell>
          <table:table-cell/>
          <table:table-cell table:style-name="ce11"/>
          <table:table-cell/>
          <table:table-cell office:value-type="string" calcext:value-type="string">
            <text:p>Solicitud de Ana/Mireya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Edición de Conceptos – Niveles de Autorización/Autorizadores</text:p>
          </table:table-cell>
          <table:table-cell office:value-type="string" calcext:value-type="string">
            <text:p>Se detecta la necesidad de manejar en el catálogo de Conceptos, los niveles de autorización/Autorizador que se requirieron en la solicitud original.</text:p>
            <text:p>Esta funcionalidad debe involucrar el cálculo de los combos de Autorizadores en la Captúra Rápida de Solicitudes.</text:p>
          </table:table-cell>
          <table:table-cell table:style-name="ce7" office:value-type="string" calcext:value-type="string">
            <text:p>Inmediato en la operación de la app.</text:p>
          </table:table-cell>
          <table:table-cell/>
          <table:table-cell office:value-type="string" calcext:value-type="string">
            <text:p>Jesus</text:p>
          </table:table-cell>
          <table:table-cell table:style-name="ce2" office:value-type="string" calcext:value-type="string">
            <text:p>En Desarrollo</text:p>
          </table:table-cell>
          <table:table-cell table:style-name="ce3" office:value-type="string" calcext:value-type="string">
            <text:p>Propuesta original de operación de Captura Rápida de Solicitudes pospuesta por Luis</text:p>
          </table:table-cell>
          <table:table-cell table:number-columns-repeated="1016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Generación de archivos de Solicitudes a PeopleSoft</text:p>
          </table:table-cell>
          <table:table-cell office:value-type="string" calcext:value-type="string">
            <text:p>Dispersión de movimientos de Solicitudes Autorizadas a archivos para PeopleSoft de acuerdo a definición en RAF</text:p>
          </table:table-cell>
          <table:table-cell office:value-type="string" calcext:value-type="string">
            <text:p>Nueva Funcionalidad</text:p>
          </table:table-cell>
          <table:table-cell/>
          <table:table-cell table:style-name="ce11" office:value-type="string" calcext:value-type="string">
            <text:p>Javier</text:p>
          </table:table-cell>
          <table:table-cell table:style-name="ce40" office:value-type="string" calcext:value-type="string">
            <text:p>Terminado / En validación por parte de NEXTg</text:p>
          </table:table-cell>
          <table:table-cell table:style-name="ce42" office:value-type="string" calcext:value-type="string">
            <text:p>Solicitud Adicional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dición de Período en Captura de Solicitudes.</text:p>
            <text:p>En este momento, está desactivada la selección de Período/Nómina a petición de Luis para simplificar el proceso. </text:p>
          </table:table-cell>
          <table:table-cell office:value-type="string" calcext:value-type="string">
            <text:p>Al capturarse una solicitud, el usuario no tiene la opción de capturar la nómina a la que se aplicará, por una simplificación solicitada por Luis en la pantalla de Captura Rápida.</text:p>
            <text:p>Esta funcionalidad requiere realizar pruebas de Captura de Solicitudes para Períodos Futuros.</text:p>
          </table:table-cell>
          <table:table-cell table:style-name="ce7" office:value-type="string" calcext:value-type="string">
            <text:p>Inmediato en la operación de la app.</text:p>
          </table:table-cell>
          <table:table-cell table:number-columns-repeated="2"/>
          <table:table-cell table:style-name="ce13" office:value-type="string" calcext:value-type="string">
            <text:p>Pospuesta</text:p>
          </table:table-cell>
          <table:table-cell table:style-name="ce7" office:value-type="string" calcext:value-type="string">
            <text:p>Solicitud Original pospuesta por Luis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atálogos de Periodicidad de Nómina</text:p>
          </table:table-cell>
          <table:table-cell office:value-type="string" calcext:value-type="string">
            <text:p>Se debe configurar correctamente la cantidad de consecutivos en una Periodicidad de Nómina o permitir la edición de la cantidad en el catálogo para su posible corrección.</text:p>
            <text:p>Esta situación se presentó al encontrarse que la configuración de Períodos Catorcenales pueden llegar a ser 27 en algunos años en lugar de los 26 configurados.</text:p>
          </table:table-cell>
          <table:table-cell table:style-name="ce7" office:value-type="string" calcext:value-type="string">
            <text:p>Inmediato en la operación de la app.</text:p>
          </table:table-cell>
          <table:table-cell table:number-columns-repeated="2"/>
          <table:table-cell table:style-name="ce13"/>
          <table:table-cell office:value-type="string" calcext:value-type="string">
            <text:p>Resultado de pruebas integrales.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atálogos Año/Mes/Periodicidad de Nómina</text:p>
          </table:table-cell>
          <table:table-cell office:value-type="string" calcext:value-type="string">
            <text:p>Se detecta que las configuraciones de Año, Mes y Periodicidad pueden ser distintas dependiendo del tipo de periodicidad. La configuración de año y mes puede o no ser distinta si la periodicidad es quincenal o catorcenal.</text:p>
            <text:p>Actualmente las configuraciones de Año y Mes son en base a periodicidad catorcenal.</text:p>
          </table:table-cell>
          <table:table-cell table:style-name="ce7" office:value-type="string" calcext:value-type="string">
            <text:p>Inmediato en la operación de la app.</text:p>
          </table:table-cell>
          <table:table-cell table:number-columns-repeated="3"/>
          <table:table-cell office:value-type="string" calcext:value-type="string">
            <text:p>Resultado de pruebas integrales.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eporte de Perfiles</text:p>
          </table:table-cell>
          <table:table-cell office:value-type="string" calcext:value-type="string">
            <text:p>Se requiere un reporte de la Configuración de los Perfiles de Empleados, y los Autorizadores configurados en cada Perfil, para el Administrador</text:p>
          </table:table-cell>
          <table:table-cell table:style-name="ce7" office:value-type="string" calcext:value-type="string">
            <text:p>Informativo para usuario Administrador</text:p>
          </table:table-cell>
          <table:table-cell/>
          <table:table-cell office:value-type="string" calcext:value-type="string">
            <text:p>Javier</text:p>
          </table:table-cell>
          <table:table-cell table:style-name="ce2" office:value-type="string" calcext:value-type="string">
            <text:p>En Desarrollo</text:p>
          </table:table-cell>
          <table:table-cell table:style-name="ce2" office:value-type="string" calcext:value-type="string">
            <text:p>Solicitud de Ana/Mireya</text:p>
          </table:table-cell>
          <table:table-cell table:number-columns-repeated="1016"/>
        </table:table-row>
        <table:table-row table:style-name="ro1">
          <table:table-cell table:style-name="ce19"/>
          <table:table-cell table:style-name="Default"/>
          <table:table-cell table:style-name="ce14"/>
          <table:table-cell table:style-name="Default" table:number-columns-repeated="3"/>
          <table:table-cell table:style-name="ce14"/>
          <table:table-cell table:style-name="Default" table:number-columns-repeated="1017"/>
        </table:table-row>
        <table:table-row table:style-name="ro6">
          <table:table-cell table:style-name="ce23"/>
          <table:table-cell table:style-name="ce30" office:value-type="string" calcext:value-type="string">
            <text:p>Estatus</text:p>
          </table:table-cell>
          <table:table-cell table:number-columns-repeated="1022"/>
        </table:table-row>
        <table:table-row table:style-name="ro1">
          <table:table-cell table:style-name="ce24"/>
          <table:table-cell table:style-name="ce24" office:value-type="string" calcext:value-type="string">
            <text:p>Pendiente</text:p>
          </table:table-cell>
          <table:table-cell table:number-columns-repeated="1022"/>
        </table:table-row>
        <table:table-row table:style-name="ro1">
          <table:table-cell table:style-name="ce25"/>
          <table:table-cell table:style-name="ce24" office:value-type="string" calcext:value-type="string">
            <text:p>En Desarrollo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24" office:value-type="string" calcext:value-type="string">
            <text:p>Terminado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number:number-style style:name="N8135P0" style:volatile="true" number:language="es" number:country="MX">
      <number:number number:decimal-places="0" number:min-integer-digits="1" number:grouping="true"/>
      <number:text> </number:text>
    </number:number-style>
    <number:number-style style:name="N8135P1" style:volatile="true" number:language="es" number:country="MX">
      <number:number number:decimal-places="0" number:min-integer-digits="1" number:grouping="true"/>
      <number:text> </number:text>
    </number:number-style>
    <number:number-style style:name="N8135P2" style:volatile="true" number:language="es" number:country="MX">
      <number:text>- </number:text>
    </number:number-style>
    <number:text-style style:name="N8135" number:language="es" number:country="MX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es" number:country="MX">
      <number:number number:decimal-places="2" number:min-integer-digits="1" number:grouping="true"/>
      <number:text> </number:text>
    </number:number-style>
    <number:number-style style:name="N8136P1" style:volatile="true" number:language="es" number:country="MX">
      <number:number number:decimal-places="2" number:min-integer-digits="1" number:grouping="true"/>
      <number:text> </number:text>
    </number:number-style>
    <number:number-style style:name="N8136P2" style:volatile="true" number:language="es" number:country="MX">
      <number:text>-</number:text>
      <number:number number:decimal-places="0" number:min-integer-digits="0"/>
      <number:text> </number:text>
    </number:number-style>
    <number:text-style style:name="N8136" number:language="es" number:country="MX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09/01/2020</text:date>, <text:time>15:36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12-11T19:20:13.12</meta:creation-date>
    <dc:date>2019-12-13T16:53:53.096000000</dc:date>
    <meta:editing-duration>PT2H28M52S</meta:editing-duration>
    <meta:editing-cycles>9</meta:editing-cycles>
    <meta:generator>OpenOffice/4.1.6$Win32 OpenOffice.org_project/416m1$Build-9790</meta:generator>
    <meta:document-statistic meta:table-count="1" meta:cell-count="76" meta:object-count="0"/>
  </office:meta>
</office:document-meta>
</file>